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0dc9b3"/>
    </style:style>
    <style:style style:name="P2" style:family="paragraph" style:parent-style-name="_5f_paragraph">
      <style:text-properties fo:language="ru" fo:country="RU" officeooo:rsid="000cca51" officeooo:paragraph-rsid="000cca51"/>
    </style:style>
    <style:style style:name="P3" style:family="paragraph" style:parent-style-name="_5f_text">
      <style:text-properties fo:language="ru" fo:country="RU" officeooo:rsid="00062941" officeooo:paragraph-rsid="00062941"/>
    </style:style>
    <style:style style:name="P4" style:family="paragraph" style:parent-style-name="_5f_text">
      <style:text-properties fo:language="ru" fo:country="RU" officeooo:rsid="000ee37f" officeooo:paragraph-rsid="000ee37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c9b3"/>
    </style:style>
    <style:style style:name="T3" style:family="text">
      <style:text-properties fo:language="en" fo:country="US" officeooo:rsid="0011ede1"/>
    </style:style>
    <style:style style:name="T4" style:family="text">
      <style:text-properties style:font-name="Hack" fo:font-size="9pt" fo:language="ru" fo:country="RU" fo:font-weight="normal" officeooo:rsid="0010c801"/>
    </style:style>
    <style:style style:name="T5" style:family="text">
      <style:text-properties style:font-name="Hack" fo:font-size="9pt" fo:language="en" fo:country="US" fo:font-weight="normal" officeooo:rsid="0010c8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text"><text:a xlink:type="simple" xlink:href="http://www.proftpd.org/docs/howto/" text:style-name="Internet_20_link" text:visited-style-name="Visited_20_Internet_20_Link">http://www.proftpd.org/docs/howto/</text:a></text:p>
      <text:p text:style-name="_5f_text"><text:a xlink:type="simple" xlink:href="https://www.dmosk.ru/miniinstruktions.php?mini=proftpd-ubuntu" text:style-name="Internet_20_link" text:visited-style-name="Visited_20_Internet_20_Link">https://www.dmosk.ru/miniinstruktions.php?mini=proftpd-ubuntu</text:a></text:p>
      <text:p text:style-name="_5f_heading_5f_top">Установка </text:p>
      <text:p text:style-name="_5f_code"><text:span text:style-name="T1">sudo </text:span>apt-get install -<text:span text:style-name="T1">y</text:span> proftpd</text:p>
      <text:p text:style-name="_5f_paragraph">Открываем основной конфигурационный файл: <text:s/>/etc/proftpd/proftpd.conf</text:p>
      <text:p text:style-name="_5f_code">cd /etc/proftpd</text:p>
      <text:p text:style-name="_5f_code">sudo mc</text:p>
      <text:p text:style-name="P2">правим</text:p>
      <text:p text:style-name="_5f_code">UseIPv6 off</text:p>
      <text:p text:style-name="_5f_code">PassivePorts 60000:65535</text:p>
      <text:p text:style-name="_5f_code">umask 012 <text:span text:style-name="T1">0</text:span><text:span text:style-name="T3">0</text:span><text:span text:style-name="T1">2</text:span></text:p>
      <text:p text:style-name="_5f_paragraph">Запускаем</text:p>
      <text:p text:style-name="_5f_code"><text:span text:style-name="T2">sudo </text:span>systemctl enable proftpd</text:p>
      <text:p text:style-name="P1"><text:span text:style-name="T2">sudo </text:span>systemctl<text:span text:style-name="T1"> </text:span><text:span text:style-name="T4">sta</text:span><text:span text:style-name="T5">rt</text:span><text:span text:style-name="T1"> </text:span>proftpd</text:p>
      <text:p text:style-name="P4">пробуем войти через simpleuser/simpleuser</text:p>
      <text:p text:style-name="P3">Настройка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  <style:text-properties fo:language="zxx" fo:country="none"/>
    </style:style>
    <style:style style:name="_5f_code" style:display-name="_code" style:family="paragraph" style:parent-style-name="_5f_text" style:next-style-name="_5f_text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 style:master-page-name="">
      <loext:graphic-properties draw:fill="solid" draw:fill-color="#ffffa6"/>
      <style:paragraph-properties fo:margin-left="0cm" fo:margin-right="0cm" fo:margin-top="0.199cm" fo:margin-bottom="0.199cm" style:contextual-spacing="true" fo:text-indent="0cm" style:auto-text-indent="false" style:page-number="auto" fo:background-color="#ffffa6" fo:padding-left="0.499cm" fo:padding-right="0.499cm" fo:padding-top="0.199cm" fo:padding-bottom="0.199cm" fo:border="none">
        <style:tab-stops/>
      </style:paragraph-properties>
      <style:text-properties style:font-name="Calibri" fo:font-family="Calibri" style:font-style-name="Курсив" style:font-family-generic="swiss" style:font-pitch="variable" fo:font-size="11pt" fo:language="zxx" fo:country="none" fo:font-style="italic" fo:font-weight="normal" fo:background-color="transparent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4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19T17:17:26.912000000</dc:date>
    <meta:editing-duration>PT48M11S</meta:editing-duration>
    <meta:editing-cycles>15</meta:editing-cycles>
    <meta:document-statistic meta:table-count="0" meta:image-count="0" meta:object-count="0" meta:page-count="1" meta:paragraph-count="16" meta:word-count="39" meta:character-count="396" meta:non-whitespace-character-count="371"/>
  </office:meta>
</office:document-meta>
</file>